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2.22cm" fo:min-width="6.47cm" fo:padding-top="0.14cm" fo:padding-bottom="0.14cm" fo:padding-left="0.265cm" fo:padding-right="0.265cm" draw:shadow-opacity="0%" loext:decorative="false"/>
    </style:style>
    <style:style style:name="gr7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4.535cm" loext:decorative="false"/>
      <style:paragraph-properties style:writing-mode="lr-tb"/>
    </style:style>
    <style:style style:name="gr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705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draw:auto-grow-height="false" fo:min-height="0.72cm" fo:min-width="0.47cm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svg:stroke-width="0.04cm" svg:stroke-color="#ffffff" draw:marker-start-width="0.32cm" draw:marker-end-width="0.32cm" draw:stroke-linejoin="none" draw:fill="none" draw:textarea-vertical-align="middle" fo:padding-top="0.145cm" fo:padding-bottom="0.145cm" fo:padding-left="0.27cm" fo:padding-right="0.27cm" loext:decorative="false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6" style:family="graphic" style:parent-style-name="objectwithoutfill">
      <style:graphic-properties draw:marker-end="Small_20_Arrow" draw:fill="none" draw:textarea-vertical-align="middle" loext:decorative="false"/>
    </style:style>
    <style:style style:name="gr17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353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ffffff" draw:opacity="0%" draw:textarea-vertical-align="middle" draw:auto-grow-height="false" fo:min-height="0.74cm" fo:min-width="0.49cm" fo:padding-top="0.13cm" fo:padding-bottom="0.13cm" fo:padding-left="0.255cm" fo:padding-right="0.255cm" draw:shadow-opacity="0%" loext:decorative="false"/>
    </style:style>
    <style:style style:name="gr21" style:family="graphic" style:parent-style-name="objectwithoutfill">
      <style:graphic-properties svg:stroke-width="0.05cm" svg:stroke-color="#ffffff" draw:marker-start-width="0.355cm" draw:marker-end-width="0.355cm" draw:stroke-linejoin="none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3cm" svg:stroke-color="#000000" draw:marker-start-width="0.25cm" draw:marker-end-width="0.25cm" draw:fill="none" loext:fill-use-slide-background="false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2.999cm" svg:height="4.999cm" svg:x="2cm" svg:y="6cm" svg:viewBox="0 0 23000 5000" draw:points="0,0 3000,0 3500,1000 5500,1000 6000,0 17000,0 17500,1000 19500,1000 20000,0 23000,0 23000,5000 0,5000">
          <text:p/>
        </draw:polygon>
        <draw:line draw:style-name="gr2" draw:text-style-name="P1" draw:layer="layout" svg:x1="13.5cm" svg:y1="5cm" svg:x2="13.5cm" svg:y2="12.2cm">
          <text:p/>
        </draw:line>
        <draw:line draw:style-name="gr3" draw:text-style-name="P1" draw:layer="layout" svg:x1="5.5cm" svg:y1="4.9cm" svg:x2="5.5cm" svg:y2="6.9cm">
          <text:p/>
        </draw:line>
        <draw:line draw:style-name="gr3" draw:text-style-name="P1" draw:layer="layout" svg:x1="10cm" svg:y1="4cm" svg:x2="10cm" svg:y2="6.9cm">
          <text:p/>
        </draw:line>
        <draw:line draw:style-name="gr3" draw:text-style-name="P1" draw:layer="layout" svg:x1="17cm" svg:y1="4cm" svg:x2="17cm" svg:y2="6.9cm">
          <text:p/>
        </draw:line>
        <draw:line draw:style-name="gr4" draw:text-style-name="P1" draw:layer="layout" svg:x1="10cm" svg:y1="3.2cm" svg:x2="17cm" svg:y2="3.2cm">
          <text:p/>
        </draw:line>
        <draw:line draw:style-name="gr4" draw:text-style-name="P1" draw:layer="layout" svg:x1="2cm" svg:y1="4.1cm" svg:x2="5cm" svg:y2="4.1cm">
          <text:p/>
        </draw:line>
        <draw:frame draw:style-name="gr5" draw:text-style-name="P2" draw:layer="layout" svg:width="1.205cm" svg:height="0.963cm" svg:x="2.895cm" svg:y="3.3cm">
          <draw:text-box>
            <text:p>30</text:p>
          </draw:text-box>
        </draw:frame>
        <draw:frame draw:style-name="gr5" draw:text-style-name="P2" draw:layer="layout" svg:width="1.205cm" svg:height="0.963cm" svg:x="12.896cm" svg:y="2.301cm">
          <draw:text-box>
            <text:p>70</text:p>
          </draw:text-box>
        </draw:frame>
        <draw:line draw:style-name="gr4" draw:text-style-name="P1" draw:layer="layout" svg:x1="2cm" svg:y1="13cm" svg:x2="25cm" svg:y2="13cm">
          <text:p/>
        </draw:line>
        <draw:line draw:style-name="gr3" draw:text-style-name="P1" draw:layer="layout" svg:x1="7.9cm" svg:y1="5cm" svg:x2="5cm" svg:y2="5cm">
          <text:p/>
        </draw:line>
        <draw:frame draw:style-name="gr5" draw:text-style-name="P2" draw:layer="layout" svg:width="1.205cm" svg:height="0.963cm" svg:x="5.895cm" svg:y="4.2cm">
          <draw:text-box>
            <text:p>20</text:p>
          </draw:text-box>
        </draw:frame>
        <draw:frame draw:style-name="gr5" draw:text-style-name="P2" draw:layer="layout" svg:width="1.556cm" svg:height="0.963cm" svg:x="12.697cm" svg:y="12.202cm">
          <draw:text-box>
            <text:p>230</text:p>
          </draw:text-box>
        </draw:frame>
        <draw:line draw:style-name="gr3" draw:text-style-name="P1" draw:layer="layout" svg:x1="2cm" svg:y1="11.1cm" svg:x2="2cm" svg:y2="13.1cm">
          <text:p/>
        </draw:line>
        <draw:custom-shape draw:style-name="gr6" draw:text-style-name="P3" draw:layer="layout" svg:width="7cm" svg:height="2.5cm" svg:x="10cm" svg:y="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cm" svg:y1="5cm" svg:x2="5cm" svg:y2="5cm">
          <text:p/>
        </draw:line>
        <draw:frame draw:style-name="gr8" draw:text-style-name="P4" draw:layer="layout" svg:width="15.035cm" svg:height="1.216cm" svg:x="5.865cm" svg:y="0.984cm">
          <draw:text-box>
            <text:p><text:span text:style-name="T1">N_Modul_2024: Verstrebung 230mm</text:span></text:p>
          </draw:text-box>
        </draw:frame>
        <draw:line draw:style-name="gr3" draw:text-style-name="P1" draw:layer="layout" svg:x1="7.5cm" svg:y1="4.9cm" svg:x2="7.5cm" svg:y2="6.9cm">
          <text:p/>
        </draw:line>
        <draw:line draw:style-name="gr4" draw:text-style-name="P1" draw:layer="layout" svg:x1="5cm" svg:y1="4.1cm" svg:x2="8cm" svg:y2="4.1cm">
          <text:p/>
        </draw:line>
        <draw:frame draw:style-name="gr5" draw:text-style-name="P2" draw:layer="layout" svg:width="1.205cm" svg:height="0.963cm" svg:x="5.895cm" svg:y="3.3cm">
          <draw:text-box>
            <text:p>30</text:p>
          </draw:text-box>
        </draw:frame>
        <draw:line draw:style-name="gr3" draw:text-style-name="P1" draw:layer="layout" svg:x1="2cm" svg:y1="4cm" svg:x2="2cm" svg:y2="5.9cm">
          <text:p/>
        </draw:line>
        <draw:line draw:style-name="gr3" draw:text-style-name="P1" draw:layer="layout" svg:x1="5cm" svg:y1="4cm" svg:x2="5cm" svg:y2="5.8cm">
          <text:p/>
        </draw:line>
        <draw:line draw:style-name="gr3" draw:text-style-name="P1" draw:layer="layout" svg:x1="8cm" svg:y1="4cm" svg:x2="8cm" svg:y2="5.9cm">
          <text:p/>
        </draw:line>
        <draw:line draw:style-name="gr9" draw:text-style-name="P1" draw:layer="layout" svg:x1="7.9cm" svg:y1="5cm" svg:x2="8.9cm" svg:y2="5cm">
          <text:p/>
        </draw:line>
        <draw:line draw:style-name="gr3" draw:text-style-name="P1" draw:layer="layout" svg:x1="5.6cm" svg:y1="4.9cm" svg:x2="5.4cm" svg:y2="5.1cm">
          <text:p/>
        </draw:line>
        <draw:line draw:style-name="gr3" draw:text-style-name="P1" draw:layer="layout" svg:x1="7.6cm" svg:y1="4.9cm" svg:x2="7.4cm" svg:y2="5.1cm">
          <text:p/>
        </draw:line>
        <draw:frame draw:style-name="gr5" draw:text-style-name="P2" draw:layer="layout" svg:width="0.853cm" svg:height="0.963cm" svg:x="4.798cm" svg:y="4.202cm">
          <draw:text-box>
            <text:p>5</text:p>
          </draw:text-box>
        </draw:frame>
        <draw:line draw:style-name="gr3" draw:text-style-name="P1" draw:layer="layout" svg:x1="22.1cm" svg:y1="7cm" svg:x2="25.9cm" svg:y2="7cm">
          <text:p/>
        </draw:line>
        <draw:frame draw:style-name="gr5" draw:text-style-name="P2" draw:layer="layout" svg:width="1.205cm" svg:height="0.963cm" svg:x="25.697cm" svg:y="6.1cm">
          <draw:text-box>
            <text:p>10</text:p>
          </draw:text-box>
        </draw:frame>
        <draw:line draw:style-name="gr3" draw:text-style-name="P1" draw:layer="layout" svg:x1="25.1cm" svg:y1="6cm" svg:x2="27.3cm" svg:y2="6cm">
          <text:p/>
        </draw:line>
        <draw:line draw:style-name="gr3" draw:text-style-name="P1" draw:layer="layout" svg:x1="19.5cm" svg:y1="4.9cm" svg:x2="19.5cm" svg:y2="6.9cm">
          <text:p/>
        </draw:line>
        <draw:line draw:style-name="gr3" draw:text-style-name="P1" draw:layer="layout" svg:x1="22cm" svg:y1="5cm" svg:x2="19cm" svg:y2="5cm">
          <text:p/>
        </draw:line>
        <draw:frame draw:style-name="gr5" draw:text-style-name="P2" draw:layer="layout" svg:width="1.205cm" svg:height="0.963cm" svg:x="19.895cm" svg:y="4.2cm">
          <draw:text-box>
            <text:p>20</text:p>
          </draw:text-box>
        </draw:frame>
        <draw:line draw:style-name="gr7" draw:text-style-name="P1" draw:layer="layout" svg:x1="18cm" svg:y1="5cm" svg:x2="19cm" svg:y2="5cm">
          <text:p/>
        </draw:line>
        <draw:line draw:style-name="gr3" draw:text-style-name="P1" draw:layer="layout" svg:x1="21.5cm" svg:y1="4.9cm" svg:x2="21.5cm" svg:y2="6.9cm">
          <text:p/>
        </draw:line>
        <draw:line draw:style-name="gr4" draw:text-style-name="P1" draw:layer="layout" svg:x1="19cm" svg:y1="4.1cm" svg:x2="22cm" svg:y2="4.1cm">
          <text:p/>
        </draw:line>
        <draw:line draw:style-name="gr3" draw:text-style-name="P1" draw:layer="layout" svg:x1="25cm" svg:y1="4cm" svg:x2="25cm" svg:y2="5.9cm">
          <text:p/>
        </draw:line>
        <draw:line draw:style-name="gr3" draw:text-style-name="P1" draw:layer="layout" svg:x1="19cm" svg:y1="4cm" svg:x2="19cm" svg:y2="5.9cm">
          <text:p/>
        </draw:line>
        <draw:line draw:style-name="gr3" draw:text-style-name="P1" draw:layer="layout" svg:x1="22cm" svg:y1="4cm" svg:x2="22cm" svg:y2="5.9cm">
          <text:p/>
        </draw:line>
        <draw:line draw:style-name="gr9" draw:text-style-name="P1" draw:layer="layout" svg:x1="22cm" svg:y1="5cm" svg:x2="23cm" svg:y2="5cm">
          <text:p/>
        </draw:line>
        <draw:line draw:style-name="gr3" draw:text-style-name="P1" draw:layer="layout" svg:x1="19.6cm" svg:y1="4.9cm" svg:x2="19.4cm" svg:y2="5.1cm">
          <text:p/>
        </draw:line>
        <draw:line draw:style-name="gr3" draw:text-style-name="P1" draw:layer="layout" svg:x1="21.6cm" svg:y1="4.9cm" svg:x2="21.4cm" svg:y2="5.1cm">
          <text:p/>
        </draw:line>
        <draw:frame draw:style-name="gr5" draw:text-style-name="P2" draw:layer="layout" svg:width="0.853cm" svg:height="0.963cm" svg:x="21.298cm" svg:y="4.202cm">
          <draw:text-box>
            <text:p>5</text:p>
          </draw:text-box>
        </draw:frame>
        <draw:frame draw:style-name="gr5" draw:text-style-name="P2" draw:layer="layout" svg:width="1.205cm" svg:height="0.963cm" svg:x="19.895cm" svg:y="3.301cm">
          <draw:text-box>
            <text:p>30</text:p>
          </draw:text-box>
        </draw:frame>
        <draw:line draw:style-name="gr4" draw:text-style-name="P1" draw:layer="layout" svg:x1="22cm" svg:y1="4.1cm" svg:x2="25cm" svg:y2="4.101cm">
          <text:p/>
        </draw:line>
        <draw:frame draw:style-name="gr5" draw:text-style-name="P2" draw:layer="layout" svg:width="1.205cm" svg:height="0.963cm" svg:x="22.895cm" svg:y="3.301cm">
          <draw:text-box>
            <text:p>30</text:p>
          </draw:text-box>
        </draw:frame>
        <draw:line draw:style-name="gr7" draw:text-style-name="P1" draw:layer="layout" svg:x1="15.701cm" svg:y1="5cm" svg:x2="15.703cm" svg:y2="6cm">
          <text:p/>
        </draw:line>
        <draw:frame draw:style-name="gr5" draw:text-style-name="P2" draw:layer="layout" svg:width="1.205cm" svg:height="0.963cm" svg:x="15.598cm" svg:y="6cm">
          <draw:text-box>
            <text:p>10</text:p>
          </draw:text-box>
        </draw:frame>
        <draw:line draw:style-name="gr3" draw:text-style-name="P1" draw:layer="layout" svg:x1="15.701cm" svg:y1="6cm" svg:x2="15.701cm" svg:y2="7cm">
          <text:p/>
        </draw:line>
        <draw:line draw:style-name="gr4" draw:text-style-name="P1" draw:layer="layout" svg:x1="15.701cm" svg:y1="7cm" svg:x2="15.7cm" svg:y2="9.5cm">
          <text:p/>
        </draw:line>
        <draw:line draw:style-name="gr4" draw:text-style-name="P1" draw:layer="layout" svg:x1="27.2cm" svg:y1="6cm" svg:x2="27.201cm" svg:y2="11cm">
          <text:p/>
        </draw:line>
        <draw:frame draw:style-name="gr10" draw:text-style-name="P2" draw:layer="layout" svg:width="1.205cm" svg:height="0.963cm" svg:x="27.098cm" svg:y="8.001cm">
          <draw:text-box>
            <text:p>50</text:p>
          </draw:text-box>
        </draw:frame>
        <draw:line draw:style-name="gr3" draw:text-style-name="P1" draw:layer="layout" svg:x1="25.1cm" svg:y1="11cm" svg:x2="27.3cm" svg:y2="11cm">
          <text:p/>
        </draw:line>
        <draw:frame draw:style-name="gr5" draw:text-style-name="P2" draw:layer="layout" svg:width="1.205cm" svg:height="0.963cm" svg:x="15.599cm" svg:y="7.501cm">
          <draw:text-box>
            <text:p>25</text:p>
          </draw:text-box>
        </draw:frame>
        <draw:line draw:style-name="gr3" draw:text-style-name="P1" draw:layer="layout" svg:x1="13.5cm" svg:y1="4cm" svg:x2="13.5cm" svg:y2="5.7cm">
          <text:p/>
        </draw:line>
        <draw:line draw:style-name="gr4" draw:text-style-name="P1" draw:layer="layout" svg:x1="10cm" svg:y1="4.1cm" svg:x2="13.5cm" svg:y2="4.1cm">
          <text:p/>
        </draw:line>
        <draw:frame draw:style-name="gr5" draw:text-style-name="P2" draw:layer="layout" svg:width="1.205cm" svg:height="0.963cm" svg:x="11.297cm" svg:y="3.302cm">
          <draw:text-box>
            <text:p>35</text:p>
          </draw:text-box>
        </draw:frame>
        <draw:line draw:style-name="gr3" draw:text-style-name="P1" draw:layer="layout" svg:x1="25cm" svg:y1="11.116cm" svg:x2="25cm" svg:y2="13.116cm">
          <text:p/>
        </draw:line>
        <draw:line draw:style-name="gr4" draw:text-style-name="P1" draw:layer="layout" svg:x1="2cm" svg:y1="12.097cm" svg:x2="13.5cm" svg:y2="12.097cm">
          <text:p/>
        </draw:line>
        <draw:frame draw:style-name="gr5" draw:text-style-name="P2" draw:layer="layout" svg:width="1.556cm" svg:height="0.963cm" svg:x="7.097cm" svg:y="11.3cm">
          <draw:text-box>
            <text:p>115</text:p>
          </draw:text-box>
        </draw:frame>
        <draw:line draw:style-name="gr3" draw:text-style-name="P1" draw:layer="layout" svg:x1="13.5cm" svg:y1="12.2cm" svg:x2="13.5cm" svg:y2="12cm">
          <text:p/>
        </draw:line>
        <draw:g draw:style-name="gr11">
          <draw:custom-shape draw:style-name="gr12" draw:text-style-name="P3" draw:layer="layout" svg:width="1cm" svg:height="1cm" svg:x="22.5cm" svg:y="8cm">
            <text:p/>
            <draw:enhanced-geometry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3" draw:text-style-name="P1" draw:layer="layout" svg:x1="23cm" svg:y1="8.01cm" svg:x2="23cm" svg:y2="8.99cm">
            <text:p/>
          </draw:line>
        </draw:g>
        <draw:line draw:style-name="gr14" draw:text-style-name="P1" draw:layer="layout" svg:x1="23cm" svg:y1="8cm" svg:x2="25cm" svg:y2="8cm">
          <text:p/>
        </draw:line>
        <draw:line draw:style-name="gr14" draw:text-style-name="P1" draw:layer="layout" svg:x1="23cm" svg:y1="9cm" svg:x2="25cm" svg:y2="9cm">
          <text:p/>
        </draw:line>
        <draw:line draw:style-name="gr3" draw:text-style-name="P1" draw:layer="layout" svg:x1="25.1cm" svg:y1="9cm" svg:x2="25.9cm" svg:y2="9cm">
          <text:p/>
        </draw:line>
        <draw:frame draw:style-name="gr5" draw:text-style-name="P2" draw:layer="layout" svg:width="1.205cm" svg:height="0.963cm" svg:x="25.697cm" svg:y="9.5cm">
          <draw:text-box>
            <text:p>20</text:p>
          </draw:text-box>
        </draw:frame>
        <draw:line draw:style-name="gr4" draw:text-style-name="P1" draw:layer="layout" svg:x1="25.801cm" svg:y1="9cm" svg:x2="25.8cm" svg:y2="11cm">
          <text:p/>
        </draw:line>
        <draw:line draw:style-name="gr15" draw:text-style-name="P1" draw:layer="layout" svg:x1="25.802cm" svg:y1="6cm" svg:x2="25.8cm" svg:y2="7cm">
          <text:p/>
        </draw:line>
        <draw:frame draw:style-name="gr5" draw:text-style-name="P2" draw:layer="layout" svg:width="1.205cm" svg:height="0.963cm" svg:x="25.698cm" svg:y="8.101cm">
          <draw:text-box>
            <text:p>10</text:p>
          </draw:text-box>
        </draw:frame>
        <draw:line draw:style-name="gr15" draw:text-style-name="P1" draw:layer="layout" svg:x1="25.803cm" svg:y1="8.001cm" svg:x2="25.801cm" svg:y2="9.001cm">
          <text:p/>
        </draw:line>
        <draw:line draw:style-name="gr3" draw:text-style-name="P1" draw:layer="layout" svg:x1="25.1cm" svg:y1="8cm" svg:x2="25.9cm" svg:y2="8cm">
          <text:p/>
        </draw:line>
        <draw:line draw:style-name="gr3" draw:text-style-name="P1" draw:layer="layout" svg:x1="23cm" svg:y1="10cm" svg:x2="23cm" svg:y2="9.1cm">
          <text:p/>
        </draw:line>
        <draw:frame draw:style-name="gr5" draw:text-style-name="P2" draw:layer="layout" svg:width="1.205cm" svg:height="0.963cm" svg:x="23.398cm" svg:y="9.101cm">
          <draw:text-box>
            <text:p>20</text:p>
          </draw:text-box>
        </draw:frame>
        <draw:line draw:style-name="gr4" draw:text-style-name="P1" draw:layer="layout" svg:x1="25cm" svg:y1="9.9cm" svg:x2="23cm" svg:y2="9.9cm">
          <text:p/>
        </draw:line>
        <draw:g draw:style-name="gr11">
          <draw:custom-shape draw:style-name="gr12" draw:text-style-name="P3" draw:layer="layout" svg:width="1cm" svg:height="1cm" svg:x="3.5cm" svg:y="7.993cm">
            <text:p/>
            <draw:enhanced-geometry draw:mirror-horizontal="true"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3" draw:text-style-name="P1" draw:layer="layout" svg:x1="4cm" svg:y1="8.003cm" svg:x2="4cm" svg:y2="8.983cm">
            <text:p/>
          </draw:line>
        </draw:g>
        <draw:line draw:style-name="gr14" draw:text-style-name="P1" draw:layer="layout" svg:x1="2cm" svg:y1="7.993cm" svg:x2="4cm" svg:y2="7.993cm">
          <text:p/>
        </draw:line>
        <draw:line draw:style-name="gr14" draw:text-style-name="P1" draw:layer="layout" svg:x1="2cm" svg:y1="8.993cm" svg:x2="4cm" svg:y2="8.993cm">
          <text:p/>
        </draw:line>
        <draw:line draw:style-name="gr3" draw:text-style-name="P1" draw:layer="layout" svg:x1="4cm" svg:y1="9.993cm" svg:x2="4cm" svg:y2="9.093cm">
          <text:p/>
        </draw:line>
        <draw:frame draw:style-name="gr5" draw:text-style-name="P2" draw:layer="layout" svg:width="1.205cm" svg:height="0.963cm" svg:x="2.398cm" svg:y="9.094cm">
          <draw:text-box>
            <text:p>20</text:p>
          </draw:text-box>
        </draw:frame>
        <draw:line draw:style-name="gr4" draw:text-style-name="P1" draw:layer="layout" svg:x1="4cm" svg:y1="9.893cm" svg:x2="2cm" svg:y2="9.893cm">
          <text:p/>
        </draw:line>
        <draw:line draw:style-name="gr3" draw:text-style-name="P1" draw:layer="layout" svg:x1="4.7cm" svg:y1="9.201cm" svg:x2="3.4cm" svg:y2="7.902cm">
          <text:p/>
        </draw:line>
        <draw:line draw:style-name="gr16" draw:text-style-name="P1" draw:layer="layout" svg:x1="4.95cm" svg:y1="9.45cm" svg:x2="4.35cm" svg:y2="8.85cm">
          <text:p/>
        </draw:line>
        <draw:line draw:style-name="gr17" draw:text-style-name="P1" draw:layer="layout" svg:x1="3.6cm" svg:y1="8.101cm" svg:x2="3cm" svg:y2="7.501cm">
          <text:p/>
        </draw:line>
        <draw:frame draw:style-name="gr18" draw:text-style-name="P2" draw:layer="layout" svg:width="1.205cm" svg:height="0.963cm" svg:x="1.996cm" svg:y="6.902cm">
          <draw:text-box>
            <text:p>10</text:p>
          </draw:text-box>
        </draw:frame>
        <draw:g draw:style-name="gr19">
          <draw:line draw:style-name="gr3" draw:text-style-name="P1" draw:layer="layout" svg:x1="4cm" svg:y1="8.4cm" svg:x2="4cm" svg:y2="8.6cm">
            <text:p/>
          </draw:line>
          <draw:line draw:style-name="gr3" draw:text-style-name="P1" draw:layer="layout" svg:x1="3.9cm" svg:y1="8.5cm" svg:x2="4.1cm" svg:y2="8.5cm">
            <text:p/>
          </draw:line>
        </draw:g>
        <draw:g draw:style-name="gr11">
          <draw:custom-shape draw:style-name="gr20" draw:text-style-name="P3" draw:layer="layout" svg:width="1cm" svg:height="1cm" svg:x="3.408cm" svg:y="7.993cm">
            <text:p/>
            <draw:enhanced-geometry draw:mirror-horizontal="false"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21" draw:text-style-name="P1" draw:layer="layout" svg:x1="3.908cm" svg:y1="8.003cm" svg:x2="3.908cm" svg:y2="8.983cm">
            <text:p/>
          </draw:line>
        </draw:g>
        <draw:line draw:style-name="gr3" draw:text-style-name="P1" draw:layer="layout" svg:x1="13.501cm" svg:y1="5.601cm" svg:x2="13.501cm" svg:y2="6.001cm">
          <text:p/>
        </draw:line>
        <draw:line draw:style-name="gr4" draw:text-style-name="P1" draw:layer="layout" svg:x1="12cm" svg:y1="5cm" svg:x2="13.501cm" svg:y2="5.001cm">
          <text:p/>
        </draw:line>
        <draw:frame draw:style-name="gr5" draw:text-style-name="P2" draw:layer="layout" svg:width="1.205cm" svg:height="0.963cm" svg:x="12.098cm" svg:y="4.203cm">
          <draw:text-box>
            <text:p>15</text:p>
          </draw:text-box>
        </draw:frame>
        <draw:line draw:style-name="gr3" draw:text-style-name="P1" draw:layer="layout" svg:x1="12cm" svg:y1="4.9cm" svg:x2="12cm" svg:y2="6.3cm">
          <text:p/>
        </draw:line>
        <draw:g draw:style-name="gr19">
          <draw:line draw:style-name="gr3" draw:text-style-name="P1" draw:layer="layout" svg:x1="12cm" svg:y1="6.4cm" svg:x2="12cm" svg:y2="6.6cm">
            <text:p/>
          </draw:line>
          <draw:line draw:style-name="gr3" draw:text-style-name="P1" draw:layer="layout" svg:x1="11.9cm" svg:y1="6.5cm" svg:x2="12.1cm" svg:y2="6.5cm">
            <text:p/>
          </draw:line>
        </draw:g>
        <draw:custom-shape draw:style-name="gr22" draw:text-style-name="P5" draw:layer="layout" svg:width="0.32cm" svg:height="0.32cm" svg:x="11.84cm" svg:y="6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line draw:style-name="gr3" draw:text-style-name="P1" draw:layer="layout" svg:x1="15.001cm" svg:y1="6.401cm" svg:x2="15.001cm" svg:y2="6.601cm">
            <text:p/>
          </draw:line>
          <draw:line draw:style-name="gr3" draw:text-style-name="P1" draw:layer="layout" svg:x1="14.901cm" svg:y1="6.501cm" svg:x2="15.101cm" svg:y2="6.501cm">
            <text:p/>
          </draw:line>
        </draw:g>
        <draw:custom-shape draw:style-name="gr22" draw:text-style-name="P5" draw:layer="layout" svg:width="0.32cm" svg:height="0.32cm" svg:x="14.841cm" svg:y="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2T13:25:39.278000000</dc:date>
    <meta:editing-duration>PT3H5M21S</meta:editing-duration>
    <meta:editing-cycles>25</meta:editing-cycles>
    <meta:generator>LibreOffice/24.8.4.2$Windows_X86_64 LibreOffice_project/bb3cfa12c7b1bf994ecc5649a80400d06cd71002</meta:generator>
    <meta:print-date>2012-01-01T18:21:47.65</meta:print-date>
    <meta:document-statistic meta:object-count="106"/>
  </office:meta>
</office:document-meta>
</file>